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D0000002BE644D71506EE1962A.png" manifest:media-type="image/png"/>
  <manifest:file-entry manifest:full-path="Pictures/10000201000002A6000002CC984695D11FE8585A.png" manifest:media-type="image/png"/>
  <manifest:file-entry manifest:full-path="Pictures/10000000000002EA0000024471B1B278F01FB3E6.png" manifest:media-type="image/png"/>
  <manifest:file-entry manifest:full-path="Pictures/1000020100000123000000FFBF96CF7BCB385D88.png" manifest:media-type="image/png"/>
  <manifest:file-entry manifest:full-path="Pictures/1000000000000131000000868BA9233009CD9CBF.png" manifest:media-type="image/png"/>
  <manifest:file-entry manifest:full-path="Pictures/1000000000000143000001CFFB47B58E5D0041F9.png" manifest:media-type="image/png"/>
  <manifest:file-entry manifest:full-path="Pictures/10000201000000C9000000C4F907BDBC9D9B263B.png" manifest:media-type="image/png"/>
  <manifest:file-entry manifest:full-path="Pictures/100002010000010000000100BFE491295EF34BC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19.95cm" fo:min-width="25.3cm" fo:padding-top="0.175cm" fo:padding-bottom="0.175cm" fo:padding-left="0.3cm" fo:padding-right="0.3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0.8cm"/>
    </style:style>
    <style:style style:name="gr4" style:family="graphic" style:parent-style-name="objectwithoutfill">
      <style:graphic-properties svg:stroke-width="0.1cm" svg:stroke-color="#0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779cm" fo:min-width="6.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9cm"/>
    </style:style>
    <style:style style:name="gr8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5.8cm" svg:height="20.2cm" svg:x="0.8cm" svg:y="0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4cm" svg:height="2.644cm" svg:x="22.4cm" svg:y="14cm">
          <draw:image xlink:href="Pictures/10000000000002EA0000024471B1B278F01FB3E6.png" xlink:type="simple" xlink:show="embed" xlink:actuate="onLoad">
            <text:p/>
          </draw:image>
        </draw:frame>
        <draw:frame draw:style-name="gr2" draw:text-style-name="P2" xml:id="id4" draw:id="id4" draw:layer="layout" svg:width="8.069cm" svg:height="3.544cm" svg:x="12.8cm" svg:y="13.7cm">
          <draw:image xlink:href="Pictures/1000000000000131000000868BA9233009CD9CBF.png" xlink:type="simple" xlink:show="embed" xlink:actuate="onLoad">
            <text:p/>
          </draw:image>
        </draw:frame>
        <draw:frame draw:style-name="gr2" draw:text-style-name="P2" draw:layer="layout" svg:width="2.211cm" svg:height="3.082cm" svg:x="3.789cm" svg:y="13.837cm">
          <draw:image xlink:href="Pictures/1000000000000143000001CFFB47B58E5D0041F9.png" xlink:type="simple" xlink:show="embed" xlink:actuate="onLoad">
            <text:p/>
          </draw:image>
        </draw:frame>
        <draw:frame draw:style-name="gr2" draw:text-style-name="P2" draw:layer="layout" svg:width="2.395cm" svg:height="2.329cm" svg:x="6.7cm" svg:y="14.375cm">
          <draw:image xlink:href="Pictures/100002010000010000000100BFE491295EF34BC9.png" xlink:type="simple" xlink:show="embed" xlink:actuate="onLoad">
            <text:p/>
          </draw:image>
        </draw:frame>
        <draw:g xml:id="id2" draw:id="id2">
          <draw:g>
            <draw:frame draw:style-name="gr2" draw:text-style-name="P2" draw:layer="layout" svg:width="7.533cm" svg:height="6.6cm" svg:x="10.267cm" svg:y="5.7cm">
              <draw:image xlink:href="Pictures/1000020100000123000000FFBF96CF7BCB385D88.png" xlink:type="simple" xlink:show="embed" xlink:actuate="onLoad">
                <text:p/>
              </draw:image>
            </draw:frame>
            <draw:custom-shape draw:style-name="gr3" draw:text-style-name="P1" draw:layer="layout" svg:width="1.3cm" svg:height="1.2cm" svg:x="9.9cm" svg:y="8.7cm">
              <text:p/>
              <draw:enhanced-geometry svg:viewBox="0 0 21600 21600" draw:type="rectangle" draw:enhanced-path="M 0 0 L 21600 0 21600 21600 0 21600 0 0 Z N"/>
            </draw:custom-shape>
          </draw:g>
        </draw:g>
        <draw:connector draw:style-name="gr4" draw:text-style-name="P3" draw:layer="layout" draw:type="curve" svg:x1="21.2cm" svg:y1="3.934cm" svg:x2="13.85cm" svg:y2="5.7cm" draw:start-shape="id1" draw:end-shape="id2" draw:end-glue-point="0" svg:d="M21200 3934c-4900 0-7350 588-7350 1766" svg:viewBox="0 0 7351 1767">
          <text:p/>
        </draw:connector>
        <draw:connector draw:style-name="gr4" draw:text-style-name="P3" draw:layer="layout" draw:type="curve" svg:x1="7.9cm" svg:y1="3.896cm" svg:x2="13.85cm" svg:y2="5.7cm" draw:start-shape="id3" draw:start-glue-point="1" draw:end-shape="id2" draw:end-glue-point="0" svg:d="M7900 3896c3967 0 5950 601 5950 1804" svg:viewBox="0 0 5951 1805">
          <text:p/>
        </draw:connector>
        <draw:g>
          <draw:frame draw:style-name="gr2" draw:text-style-name="P2" xml:id="id1" draw:id="id1" draw:layer="layout" svg:width="3.684cm" svg:height="3.592cm" svg:x="21.2cm" svg:y="2.138cm">
            <draw:image xlink:href="Pictures/10000201000000C9000000C4F907BDBC9D9B263B.png" xlink:type="simple" xlink:show="embed" xlink:actuate="onLoad">
              <text:p/>
            </draw:image>
          </draw:frame>
          <draw:frame draw:style-name="gr5" draw:text-style-name="P5" draw:layer="layout" svg:width="5.8cm" svg:height="1.4cm" svg:x="20.1cm" svg:y="5.93cm">
            <draw:text-box>
              <text:p text:style-name="P4"><text:span text:style-name="T1">Code Repository</text:span></text:p>
            </draw:text-box>
          </draw:frame>
        </draw:g>
        <draw:g>
          <draw:g>
            <draw:frame draw:style-name="gr2" draw:text-style-name="P2" xml:id="id3" draw:id="id3" draw:layer="layout" svg:width="6.546cm" svg:height="6.792cm" svg:x="1.354cm" svg:y="0.5cm">
              <draw:image xlink:href="Pictures/10000201000002A6000002CC984695D11FE8585A.png" xlink:type="simple" xlink:show="embed" xlink:actuate="onLoad">
                <text:p/>
              </draw:image>
            </draw:frame>
            <draw:custom-shape draw:style-name="gr6" draw:text-style-name="P1" draw:layer="layout" svg:width="6.7cm" svg:height="1.029cm" svg:x="1.2cm" svg:y="6.0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7" draw:text-style-name="P5" draw:layer="layout" svg:width="6.072cm" svg:height="1.44cm" svg:x="1.828cm" svg:y="6.26cm">
            <draw:text-box>
              <text:p text:style-name="P4"><text:span text:style-name="T1">Database Server</text:span></text:p>
            </draw:text-box>
          </draw:frame>
        </draw:g>
        <draw:connector draw:style-name="gr8" draw:text-style-name="P3" draw:layer="layout" draw:type="line" svg:x1="12.8cm" svg:y1="15.472cm" svg:x2="10.078cm" svg:y2="15.492cm" draw:start-shape="id4" draw:start-glue-point="3" svg:d="M12800 15472l-2722 20" svg:viewBox="0 0 2723 21">
          <text:p/>
        </draw:connector>
        <draw:frame draw:style-name="gr9" draw:text-style-name="P5" xml:id="id5" draw:id="id5" draw:layer="layout" svg:width="12.6cm" svg:height="0.962cm" svg:x="14.3cm" svg:y="12.9cm">
          <draw:text-box>
            <text:p text:style-name="P4"><text:span text:style-name="T1">Local Development Environment</text:span></text:p>
          </draw:text-box>
        </draw:frame>
        <draw:frame draw:style-name="gr10" draw:text-style-name="P5" draw:layer="layout" svg:width="2.8cm" svg:height="0.962cm" svg:x="5.4cm" svg:y="17.438cm">
          <draw:text-box>
            <text:p text:style-name="P4"><text:span text:style-name="T1">Output</text:span></text:p>
          </draw:text-box>
        </draw:frame>
        <draw:frame draw:style-name="gr2" draw:text-style-name="P2" draw:layer="layout" svg:width="6.3cm" svg:height="2.211cm" svg:x="16.7cm" svg:y="16.989cm">
          <draw:image xlink:href="Pictures/10000201000007D0000002BE644D71506EE1962A.png" xlink:type="simple" xlink:show="embed" xlink:actuate="onLoad">
            <text:p/>
          </draw:image>
        </draw:frame>
        <draw:connector draw:style-name="gr8" draw:text-style-name="P3" draw:layer="layout" draw:type="curve" svg:x1="17.8cm" svg:y1="9cm" svg:x2="20.6cm" svg:y2="12.9cm" draw:start-shape="id2" draw:start-glue-point="1" draw:end-shape="id5" svg:d="M17800 9000c1867 0 2800 1300 2800 3900" svg:viewBox="0 0 2801 3901">
          <text:p/>
        </draw:connector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1T10:42:49.638000000</meta:creation-date>
    <dc:date>2017-08-01T12:10:24.249000000</dc:date>
    <meta:editing-duration>PT23M6S</meta:editing-duration>
    <meta:editing-cycles>1</meta:editing-cycles>
    <meta:document-statistic meta:object-count="47"/>
    <meta:generator>LibreOffice/5.1.5.2$Windows_x86 LibreOffice_project/7a864d8825610a8c07cfc3bc01dd4fce6a9447e5</meta:generator>
  </office:meta>
</office:document-meta>
</file>